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decorative" style:font-pitch="variable" svg:panose-1="5 5 1 2 1 7 6 2 5 7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Lucida Grande" svg:font-family="Lucida Grande" style:font-family-generic="system" style:font-pitch="variable" svg:panose-1="2 11 6 0 4 5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utura Md" svg:font-family="Futura Md" style:font-family-generic="swiss" style:font-pitch="variable" svg:panose-1="2 11 6 2 2 2 4 2 3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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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2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2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2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2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2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2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2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2" text:style-name="WW_CharLFO1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olumn11" style:family="table-column">
      <style:table-column-properties style:column-width="1.8236in"/>
    </style:style>
    <style:style style:name="TableColumn12" style:family="table-column">
      <style:table-column-properties style:column-width="1.3562in"/>
    </style:style>
    <style:style style:name="TableColumn13" style:family="table-column">
      <style:table-column-properties style:column-width="1.0277in"/>
    </style:style>
    <style:style style:name="TableColumn14" style:family="table-column">
      <style:table-column-properties style:column-width="0.327in"/>
    </style:style>
    <style:style style:name="TableColumn15" style:family="table-column">
      <style:table-column-properties style:column-width="0.3618in"/>
    </style:style>
    <style:style style:name="TableColumn16" style:family="table-column">
      <style:table-column-properties style:column-width="0.6659in"/>
    </style:style>
    <style:style style:name="TableColumn17" style:family="table-column">
      <style:table-column-properties style:column-width="1.6979in"/>
    </style:style>
    <style:style style:name="Table10" style:family="table">
      <style:table-properties style:width="7.2604in" fo:margin-left="0in" table:align="left"/>
    </style:style>
    <style:style style:name="TableRow18" style:family="table-row">
      <style:table-row-properties style:min-row-height="0.4423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Row25" style:family="table-row">
      <style:table-row-properties style:min-row-height="0.4611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5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6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6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6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6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9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P70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/>
    </style:style>
    <style:style style:name="P71" style:parent-style-name="Normal" style:list-style-name="LFO10" style:family="paragraph">
      <style:paragraph-properties fo:line-height="200%" fo:margin-left="0.4958in" fo:text-indent="-0.2479in">
        <style:tab-stops/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72" style:parent-style-name="Normal" style:list-style-name="LFO10" style:family="paragraph">
      <style:paragraph-properties fo:line-height="200%" fo:margin-left="0.4958in" fo:text-indent="-0.2479in">
        <style:tab-stops/>
      </style:paragraph-properties>
      <style:text-properties style:font-name="Arial" style:font-name-complex="Arial" style:font-style-complex="italic" fo:color="#3B3838" fo:font-size="11pt" style:font-size-asian="11pt" style:font-size-complex="11pt"/>
    </style:style>
    <style:style style:name="P73" style:parent-style-name="Normal" style:list-style-name="LFO10" style:family="paragraph">
      <style:paragraph-properties fo:line-height="200%" fo:margin-left="0.4958in" fo:text-indent="-0.2479in">
        <style:tab-stops/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74" style:parent-style-name="Normal" style:list-style-name="LFO10" style:family="paragraph">
      <style:paragraph-properties fo:line-height="200%" fo:margin-left="0.4958in" fo:text-indent="-0.2479in">
        <style:tab-stops/>
      </style:paragraph-properties>
      <style:text-properties style:font-name="Arial" style:font-name-complex="Arial" style:font-style-complex="italic" fo:color="#3B3838" fo:font-size="11pt" style:font-size-asian="11pt" style:font-size-complex="11pt"/>
    </style:style>
    <style:style style:name="P75" style:parent-style-name="Normal" style:list-style-name="LFO10" style:family="paragraph">
      <style:paragraph-properties fo:line-height="200%" fo:margin-left="0.4958in" fo:text-indent="-0.2479in">
        <style:tab-stops/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76" style:parent-style-name="Normal" style:list-style-name="LFO10" style:family="paragraph">
      <style:paragraph-properties fo:line-height="200%" fo:margin-left="0.4958in" fo:text-indent="-0.2479in">
        <style:tab-stops/>
      </style:paragraph-properties>
      <style:text-properties style:font-name="Arial" style:font-name-complex="Arial" style:font-style-complex="italic" fo:color="#3B3838" fo:font-size="11pt" style:font-size-asian="11pt" style:font-size-complex="11pt"/>
    </style:style>
    <style:style style:name="P77" style:parent-style-name="Normal" style:list-style-name="LFO10" style:family="paragraph">
      <style:paragraph-properties fo:line-height="200%" fo:margin-left="0.4958in" fo:text-indent="-0.2479in">
        <style:tab-stops/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78" style:parent-style-name="Normal" style:list-style-name="LFO10" style:family="paragraph">
      <style:paragraph-properties fo:line-height="200%" fo:margin-left="0.4958in" fo:text-indent="-0.2479in">
        <style:tab-stops/>
      </style:paragraph-properties>
      <style:text-properties style:font-name="Arial" style:font-name-complex="Arial" style:font-style-complex="italic" fo:color="#3B3838" fo:font-size="11pt" style:font-size-asian="11pt" style:font-size-complex="11pt"/>
    </style:style>
    <style:style style:name="P79" style:parent-style-name="Normal" style:list-style-name="LFO10" style:family="paragraph">
      <style:paragraph-properties fo:line-height="200%" fo:margin-left="0.4958in" fo:text-indent="-0.2479in">
        <style:tab-stops/>
      </style:paragraph-properties>
      <style:text-properties style:font-name="Arial" style:font-name-complex="Arial" style:font-style-complex="italic" fo:font-size="11pt" style:font-size-asian="11pt" style:font-size-complex="11pt"/>
    </style:style>
    <style:style style:name="P80" style:parent-style-name="Normal" style:list-style-name="LFO10" style:family="paragraph">
      <style:paragraph-properties fo:line-height="200%" fo:margin-left="0.4958in" fo:text-indent="-0.2479in">
        <style:tab-stops/>
      </style:paragraph-properties>
      <style:text-properties style:font-name="Arial" style:font-name-complex="Arial" style:font-style-complex="italic" fo:color="#3B3838" fo:font-size="11pt" style:font-size-asian="11pt" style:font-size-complex="11pt"/>
    </style:style>
    <style:style style:name="P81" style:parent-style-name="Normal" style:list-style-name="LFO10" style:family="paragraph">
      <style:paragraph-properties fo:line-height="200%" fo:margin-left="0.4958in" fo:text-indent="-0.2479in">
        <style:tab-stops/>
      </style:paragraph-properties>
      <style:text-properties style:font-name="Arial" style:font-name-complex="Arial" style:font-style-complex="italic" fo:color="#3B3838" fo:font-size="11pt" style:font-size-asian="11pt" style:font-size-complex="11pt"/>
    </style:style>
    <style:style style:name="P82" style:parent-style-name="Normal" style:family="paragraph">
      <style:paragraph-properties fo:break-before="page" fo:text-align="justify"/>
      <style:text-properties style:font-name="Arial" style:font-name-complex="Arial" style:font-style-complex="italic" fo:color="#767171" fo:font-size="14pt" style:font-size-asian="14pt" style:font-size-complex="14pt"/>
    </style:style>
    <style:style style:name="P83" style:parent-style-name="Normal" style:family="paragraph">
      <style:paragraph-properties fo:text-align="justify"/>
      <style:text-properties style:font-name="Arial" style:font-name-complex="Arial"/>
    </style:style>
    <style:style style:name="P84" style:parent-style-name="Normal" style:list-style-name="LFO7" style:family="paragraph">
      <style:paragraph-properties fo:text-align="justify" fo:margin-left="0.2958in" fo:text-indent="-0.2958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85" style:parent-style-name="Normal" style:family="paragraph">
      <style:paragraph-properties fo:text-align="justify"/>
      <style:text-properties style:font-name="Arial" style:font-name-complex="Arial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86" style:parent-style-name="Normal" style:list-style-name="LFO6" style:family="paragraph">
      <style:paragraph-properties style:vertical-align="baseline" style:line-height-at-least="0.2034in" fo:margin-left="0.5909in" fo:text-indent="-0.5527in">
        <style:tab-stops/>
      </style:paragraph-properties>
      <style:text-properties style:font-name="Arial" style:font-name-complex="Arial" style:font-style-complex="italic"/>
    </style:style>
    <style:style style:name="P87" style:parent-style-name="Normal" style:list-style-name="LFO6" style:family="paragraph">
      <style:paragraph-properties style:vertical-align="baseline" style:line-height-at-least="0.2034in" fo:margin-left="0.5909in" fo:text-indent="-0.5527in">
        <style:tab-stops/>
      </style:paragraph-properties>
      <style:text-properties style:font-name="Arial" style:font-name-complex="Arial" style:font-style-complex="italic"/>
    </style:style>
    <style:style style:name="P88" style:parent-style-name="Normal" style:list-style-name="LFO6" style:family="paragraph">
      <style:paragraph-properties style:vertical-align="baseline" style:line-height-at-least="0.2034in" fo:margin-left="0.5909in" fo:text-indent="-0.5527in">
        <style:tab-stops/>
      </style:paragraph-properties>
      <style:text-properties style:font-name="Arial" style:font-name-complex="Arial" style:font-style-complex="italic"/>
    </style:style>
    <style:style style:name="P89" style:parent-style-name="Normal" style:list-style-name="LFO6" style:family="paragraph">
      <style:paragraph-properties style:vertical-align="baseline" style:line-height-at-least="0.2034in" fo:margin-left="0.5909in" fo:text-indent="-0.5527in">
        <style:tab-stops/>
      </style:paragraph-properties>
      <style:text-properties style:font-name="Arial" style:font-name-complex="Arial" style:font-style-complex="italic"/>
    </style:style>
    <style:style style:name="P90" style:parent-style-name="Normal" style:list-style-name="LFO6" style:family="paragraph">
      <style:paragraph-properties style:vertical-align="baseline" style:line-height-at-least="0.2034in" fo:margin-left="0.5909in" fo:text-indent="-0.5527in">
        <style:tab-stops/>
      </style:paragraph-properties>
      <style:text-properties style:font-name="Arial" style:font-name-complex="Arial" style:font-style-complex="italic"/>
    </style:style>
    <style:style style:name="P91" style:parent-style-name="Normal" style:list-style-name="LFO6" style:family="paragraph">
      <style:paragraph-properties style:vertical-align="baseline" style:line-height-at-least="0.2034in" fo:margin-left="0.5909in" fo:text-indent="-0.5527in">
        <style:tab-stops/>
      </style:paragraph-properties>
      <style:text-properties style:font-name="Arial" style:font-name-complex="Arial" style:font-style-complex="italic"/>
    </style:style>
    <style:style style:name="P92" style:parent-style-name="Normal" style:list-style-name="LFO6" style:family="paragraph">
      <style:paragraph-properties style:vertical-align="baseline" style:line-height-at-least="0.2034in" fo:margin-left="0.5909in" fo:text-indent="-0.5527in">
        <style:tab-stops/>
      </style:paragraph-properties>
      <style:text-properties style:font-name="Arial" style:font-name-complex="Arial" style:font-style-complex="italic"/>
    </style:style>
    <style:style style:name="P93" style:parent-style-name="Normal" style:list-style-name="LFO6" style:family="paragraph">
      <style:paragraph-properties style:vertical-align="baseline" style:line-height-at-least="0.2034in" fo:margin-left="0.5909in" fo:text-indent="-0.5527in">
        <style:tab-stops/>
      </style:paragraph-properties>
      <style:text-properties style:font-name="Arial" style:font-name-complex="Arial" style:font-style-complex="italic"/>
    </style:style>
    <style:style style:name="P94" style:parent-style-name="Normal" style:list-style-name="LFO6" style:family="paragraph">
      <style:paragraph-properties style:vertical-align="baseline" style:line-height-at-least="0.2034in" fo:margin-left="0.5909in" fo:text-indent="-0.5527in">
        <style:tab-stops/>
      </style:paragraph-properties>
      <style:text-properties style:font-name="Arial" style:font-name-complex="Arial" style:font-style-complex="italic"/>
    </style:style>
    <style:style style:name="P95" style:parent-style-name="Normal" style:list-style-name="LFO6" style:family="paragraph">
      <style:paragraph-properties style:vertical-align="baseline" style:line-height-at-least="0.2034in" fo:margin-left="0.5909in" fo:text-indent="-0.5527in">
        <style:tab-stops/>
      </style:paragraph-properties>
    </style:style>
    <style:style style:name="T96" style:parent-style-name="DefaultParagraphFont" style:family="text">
      <style:text-properties style:font-name="Arial" style:font-name-complex="Arial" style:font-style-complex="italic"/>
    </style:style>
    <style:style style:name="T97" style:parent-style-name="DefaultParagraphFont" style:family="text">
      <style:text-properties style:font-name="Arial" style:font-name-complex="Arial" style:font-style-complex="italic"/>
    </style:style>
    <style:style style:name="T98" style:parent-style-name="DefaultParagraphFont" style:family="text">
      <style:text-properties style:font-name="Arial" style:font-name-complex="Arial" style:font-style-complex="italic"/>
    </style:style>
    <style:style style:name="T99" style:parent-style-name="DefaultParagraphFont" style:family="text">
      <style:text-properties style:font-name="Arial" style:font-name-complex="Arial" style:font-style-complex="italic" style:text-underline-type="single" style:text-underline-style="solid" style:text-underline-width="auto" style:text-underline-mode="continuous"/>
    </style:style>
    <style:style style:name="S2" style:family="section">
      <style:section-properties fo:margin-left="0in" fo:margin-right="0in" style:writing-mode="lr-tb"/>
    </style:style>
    <style:style style:name="P100" style:parent-style-name="Normal" style:family="paragraph">
      <style:paragraph-properties style:vertical-align="baseline" style:line-height-at-least="0.2034in" fo:margin-left="0.5909in">
        <style:tab-stops/>
      </style:paragraph-properties>
      <style:text-properties style:font-name="Arial" style:font-name-complex="Arial"/>
    </style:style>
    <style:style style:name="P101" style:parent-style-name="Normal" style:family="paragraph">
      <style:paragraph-properties fo:text-align="justify"/>
      <style:text-properties style:font-name="Arial" style:font-name-complex="Arial"/>
    </style:style>
    <style:style style:name="P102" style:parent-style-name="Normal" style:family="paragraph">
      <style:paragraph-properties fo:text-align="justify"/>
      <style:text-properties style:font-name="Arial" style:font-name-complex="Arial" style:font-style-complex="italic" fo:color="#767171" fo:font-size="14pt" style:font-size-asian="14pt" style:font-size-complex="14pt"/>
    </style:style>
    <style:style style:name="P103" style:parent-style-name="Normal" style:family="paragraph">
      <style:paragraph-properties fo:text-align="justify"/>
      <style:text-properties style:font-name="Arial" style:font-name-complex="Arial"/>
    </style:style>
    <style:style style:name="P104" style:parent-style-name="Normal" style:family="paragraph">
      <style:paragraph-properties fo:text-align="justify"/>
    </style:style>
    <style:style style:name="T10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0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0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0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09" style:parent-style-name="DefaultParagraphFont" style:family="text">
      <style:text-properties style:font-name="Arial" style:font-name-complex="Arial" style:font-weight-complex="bold"/>
    </style:style>
    <style:style style:name="P110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 fo:color="#767171" fo:font-size="11pt" style:font-size-asian="11pt" style:font-size-complex="11pt"/>
    </style:style>
    <style:style style:name="P111" style:parent-style-name="Normal" style:family="paragraph">
      <style:paragraph-properties fo:text-align="justify" fo:text-indent="0.5in"/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112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 fo:color="#000000" fo:font-size="11pt" style:font-size-asian="11pt" style:font-size-complex="11pt"/>
    </style:style>
    <style:style style:name="P113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 fo:color="#000000" fo:font-size="11pt" style:font-size-asian="11pt" style:font-size-complex="11pt"/>
    </style:style>
    <style:style style:name="P114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 fo:color="#000000" fo:font-size="11pt" style:font-size-asian="11pt" style:font-size-complex="11pt"/>
    </style:style>
    <style:style style:name="P115" style:parent-style-name="Normal" style:family="paragraph">
      <style:paragraph-properties fo:text-align="justify"/>
    </style:style>
    <style:style style:name="T116" style:parent-style-name="DefaultParagraphFont" style:family="text">
      <style:text-properties style:font-name-complex="Arial"/>
    </style:style>
    <style:style style:name="P117" style:parent-style-name="Normal" style:family="paragraph">
      <style:paragraph-properties fo:text-align="justify"/>
      <style:text-properties style:font-name-complex="Arial"/>
    </style:style>
    <style:style style:name="P118" style:parent-style-name="Normal" style:family="paragraph">
      <style:paragraph-properties fo:text-align="justify"/>
      <style:text-properties style:font-name-complex="Arial"/>
    </style:style>
    <style:style style:name="P119" style:parent-style-name="Normal" style:family="paragraph">
      <style:paragraph-properties fo:text-align="justify"/>
      <style:text-properties style:font-name-complex="Arial"/>
    </style:style>
    <style:style style:name="P120" style:parent-style-name="Normal" style:family="paragraph">
      <style:paragraph-properties fo:text-align="justify"/>
      <style:text-properties style:font-name-complex="Arial"/>
    </style:style>
    <style:style style:name="P121" style:parent-style-name="Normal" style:family="paragraph">
      <style:paragraph-properties fo:text-align="justify"/>
      <style:text-properties style:font-name-complex="Arial"/>
    </style:style>
    <style:style style:name="P122" style:parent-style-name="Normal" style:family="paragraph">
      <style:paragraph-properties fo:text-align="justify"/>
      <style:text-properties style:font-name-complex="Arial"/>
    </style:style>
    <style:style style:name="P123" style:parent-style-name="Normal" style:family="paragraph">
      <style:paragraph-properties fo:text-align="justify"/>
      <style:text-properties style:font-name-complex="Arial"/>
    </style:style>
    <style:style style:name="P124" style:parent-style-name="Normal" style:family="paragraph">
      <style:paragraph-properties fo:text-align="justify"/>
      <style:text-properties style:font-name-complex="Arial"/>
    </style:style>
    <style:style style:name="P125" style:parent-style-name="Normal" style:family="paragraph">
      <style:paragraph-properties fo:text-align="justify"/>
      <style:text-properties style:font-name-complex="Arial"/>
    </style:style>
    <style:style style:name="P126" style:parent-style-name="Normal" style:family="paragraph">
      <style:paragraph-properties fo:text-align="justify"/>
      <style:text-properties style:font-name="Arial" style:font-name-complex="Arial"/>
    </style:style>
    <style:style style:name="P127" style:parent-style-name="Normal" style:family="paragraph">
      <style:paragraph-properties fo:text-align="justify"/>
      <style:text-properties style:font-name="Arial" style:font-name-complex="Arial"/>
    </style:style>
    <style:style style:name="P128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29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 fo:color="#767171" fo:font-size="11pt" style:font-size-asian="11pt" style:font-size-complex="11pt"/>
    </style:style>
    <style:style style:name="P130" style:parent-style-name="Normal" style:family="paragraph">
      <style:paragraph-properties fo:text-align="justify"/>
    </style:style>
    <style:style style:name="T131" style:parent-style-name="DefaultParagraphFont" style:family="text">
      <style:text-properties style:font-name-complex="Arial"/>
    </style:style>
    <style:style style:name="P132" style:parent-style-name="Normal" style:family="paragraph">
      <style:paragraph-properties fo:text-align="justify"/>
      <style:text-properties style:font-name-complex="Arial"/>
    </style:style>
    <style:style style:name="P133" style:parent-style-name="Normal" style:family="paragraph">
      <style:paragraph-properties fo:text-align="justify"/>
      <style:text-properties style:font-name-complex="Arial"/>
    </style:style>
    <style:style style:name="P134" style:parent-style-name="Normal" style:family="paragraph">
      <style:paragraph-properties fo:text-align="justify"/>
      <style:text-properties style:font-name-complex="Arial"/>
    </style:style>
    <style:style style:name="P135" style:parent-style-name="Normal" style:family="paragraph">
      <style:paragraph-properties fo:text-align="justify"/>
      <style:text-properties style:font-name-complex="Arial"/>
    </style:style>
    <style:style style:name="P13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3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38" style:parent-style-name="Normal" style:family="paragraph">
      <style:paragraph-properties fo:break-before="page"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39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40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41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42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43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44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45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46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47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48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49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50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51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52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53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54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55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56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57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58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59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60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61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62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63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64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65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66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67" style:parent-style-name="Normal" style:list-style-name="LFO11" style:family="paragraph">
      <style:paragraph-properties fo:text-align="justify"/>
      <style:text-properties style:font-name="Arial" style:font-name-complex="Arial" style:font-weight-complex="bold"/>
    </style:style>
    <style:style style:name="P168" style:parent-style-name="Normal" style:list-style-name="LFO11" style:family="paragraph">
      <style:paragraph-properties fo:text-align="justify"/>
      <style:text-properties style:font-name="Arial" style:font-name-complex="Arial" style:font-weight-complex="bold"/>
    </style:style>
    <style:style style:name="P169" style:parent-style-name="Normal" style:list-style-name="LFO11" style:family="paragraph">
      <style:paragraph-properties fo:text-align="justify"/>
      <style:text-properties style:font-name="Arial" style:font-name-complex="Arial" style:font-weight-complex="bold"/>
    </style:style>
    <style:style style:name="P170" style:parent-style-name="Normal" style:list-style-name="LFO11" style:family="paragraph">
      <style:paragraph-properties fo:text-align="justify"/>
      <style:text-properties style:font-name="Arial" style:font-name-complex="Arial" style:font-weight-complex="bold"/>
    </style:style>
    <style:style style:name="P171" style:parent-style-name="Normal" style:list-style-name="LFO11" style:family="paragraph">
      <style:paragraph-properties fo:text-align="justify"/>
      <style:text-properties style:font-name="Arial" style:font-name-complex="Arial" style:font-weight-complex="bold"/>
    </style:style>
    <style:style style:name="P172" style:parent-style-name="Normal" style:list-style-name="LFO11" style:family="paragraph">
      <style:paragraph-properties fo:text-align="justify"/>
      <style:text-properties style:font-name="Arial" style:font-name-complex="Arial" style:font-weight-complex="bold"/>
    </style:style>
    <style:style style:name="P173" style:parent-style-name="Normal" style:list-style-name="LFO11" style:family="paragraph">
      <style:paragraph-properties fo:text-align="justify"/>
      <style:text-properties style:font-name="Arial" style:font-name-complex="Arial" style:font-weight-complex="bold"/>
    </style:style>
    <style:style style:name="P174" style:parent-style-name="Normal" style:list-style-name="LFO11" style:family="paragraph">
      <style:paragraph-properties fo:text-align="justify"/>
      <style:text-properties style:font-name="Arial" style:font-name-complex="Arial" style:font-weight-complex="bold"/>
    </style:style>
    <style:style style:name="P175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76" style:parent-style-name="Normal" style:family="paragraph">
      <style:paragraph-properties fo:text-align="justify" fo:margin-left="0.5in" fo:text-indent="-0.5in">
        <style:tab-stops/>
      </style:paragraph-properties>
    </style:style>
    <style:style style:name="T17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78" style:parent-style-name="DefaultParagraphFont" style:family="text">
      <style:text-properties style:font-name="Arial" style:font-name-complex="Arial" style:font-weight-complex="bold" fo:color="#767171" fo:font-size="11pt" style:font-size-asian="11pt" style:font-size-complex="11pt"/>
    </style:style>
    <style:style style:name="T179" style:parent-style-name="DefaultParagraphFont" style:family="text">
      <style:text-properties style:font-name="Arial" style:font-name-complex="Arial" style:font-weight-complex="bold" fo:color="#767171" fo:font-size="11pt" style:font-size-asian="11pt" style:font-size-complex="11pt"/>
    </style:style>
    <style:style style:name="P180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style:font-weight-complex="bold" fo:color="#767171" fo:font-size="11pt" style:font-size-asian="11pt" style:font-size-complex="11pt"/>
    </style:style>
    <style:style style:name="P181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182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183" style:parent-style-name="Normal" style:family="paragraph">
      <style:paragraph-properties fo:break-before="page" fo:text-align="justify" fo:margin-left="0.5in" fo:text-indent="-0.5in">
        <style:tab-stops/>
      </style:paragraph-properties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184" style:parent-style-name="Normal" style:family="paragraph">
      <style:paragraph-properties fo:text-align="justify"/>
      <style:text-properties style:font-name="Arial" style:font-name-complex="Arial" style:font-style-complex="italic" fo:color="#767171" fo:font-size="14pt" style:font-size-asian="14pt" style:font-size-complex="14pt"/>
    </style:style>
    <style:style style:name="P185" style:parent-style-name="Normal" style:family="paragraph">
      <style:paragraph-properties fo:text-align="justify"/>
      <style:text-properties style:font-name="Arial" style:font-name-complex="Arial" style:font-style-complex="italic" fo:color="#767171" fo:font-size="14pt" style:font-size-asian="14pt" style:font-size-complex="14pt"/>
    </style:style>
    <style:style style:name="P186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87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88" style:parent-style-name="Normal" style:family="paragraph">
      <style:paragraph-properties fo:text-align="justify"/>
    </style:style>
    <style:style style:name="T18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190" style:parent-style-name="Normal" style:family="paragraph">
      <style:paragraph-properties fo:text-align="justify"/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191" style:parent-style-name="Normal" style:family="paragraph">
      <style:paragraph-properties fo:text-align="justify"/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192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93" style:parent-style-name="Normal" style:family="paragraph">
      <style:paragraph-properties fo:text-align="justify"/>
    </style:style>
    <style:style style:name="T19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195" style:parent-style-name="Normal" style:family="paragraph">
      <style:paragraph-properties fo:text-align="justify"/>
      <style:text-properties style:font-name="Arial" style:font-name-complex="Arial" style:font-style-complex="italic" fo:color="#767171" fo:font-size="14pt" style:font-size-asian="14pt" style:font-size-complex="14pt"/>
    </style:style>
    <style:style style:name="P196" style:parent-style-name="Normal" style:family="paragraph">
      <style:paragraph-properties fo:text-align="justify"/>
      <style:text-properties style:font-name="Arial" style:font-name-complex="Arial" style:font-style-complex="italic" fo:color="#767171" fo:font-size="14pt" style:font-size-asian="14pt" style:font-size-complex="14pt"/>
    </style:style>
    <style:style style:name="P197" style:parent-style-name="Normal" style:family="paragraph">
      <style:paragraph-properties fo:text-align="justify"/>
      <style:text-properties style:font-name="Arial" style:font-name-complex="Arial" style:font-style-complex="italic" fo:color="#767171" fo:font-size="14pt" style:font-size-asian="14pt" style:font-size-complex="14pt"/>
    </style:style>
    <style:style style:name="P198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199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200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201" style:parent-style-name="Normal" style:family="paragraph">
      <style:paragraph-properties fo:text-align="justify" fo:margin-left="0.5in">
        <style:tab-stops/>
      </style:paragraph-properties>
    </style:style>
    <style:style style:name="T202" style:parent-style-name="DefaultParagraphFont" style:family="text">
      <style:text-properties style:font-name="Arial" style:font-name-complex="Arial" style:font-weight-complex="bold" fo:color="#767171" fo:font-size="11pt" style:font-size-asian="11pt" style:font-size-complex="11pt"/>
    </style:style>
    <style:style style:name="P203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font-weight-complex="bold" fo:font-style="italic" style:font-style-asian="italic" fo:font-size="11pt" style:font-size-asian="11pt" style:font-size-complex="11pt"/>
    </style:style>
    <style:style style:name="P204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205" style:parent-style-name="Normal" style:list-style-name="LFO11" style:family="paragraph">
      <style:paragraph-properties fo:text-align="justify"/>
      <style:text-properties style:font-name="Arial" style:font-name-complex="Arial" style:font-weight-complex="bold"/>
    </style:style>
    <style:style style:name="P206" style:parent-style-name="Normal" style:list-style-name="LFO11" style:family="paragraph">
      <style:paragraph-properties fo:text-align="justify"/>
      <style:text-properties style:font-name="Arial" style:font-name-complex="Arial" style:font-weight-complex="bold"/>
    </style:style>
    <style:style style:name="P207" style:parent-style-name="Normal" style:list-style-name="LFO11" style:family="paragraph">
      <style:paragraph-properties fo:text-align="justify"/>
      <style:text-properties style:font-name="Arial" style:font-name-complex="Arial" style:font-weight-complex="bold"/>
    </style:style>
    <style:style style:name="P208" style:parent-style-name="Normal" style:list-style-name="LFO11" style:family="paragraph">
      <style:paragraph-properties fo:text-align="justify"/>
      <style:text-properties style:font-name="Arial" style:font-name-complex="Arial" style:font-weight-complex="bold"/>
    </style:style>
    <style:style style:name="P209" style:parent-style-name="Normal" style:list-style-name="LFO11" style:family="paragraph">
      <style:paragraph-properties fo:text-align="justify"/>
      <style:text-properties style:font-name="Arial" style:font-name-complex="Arial" style:font-weight-complex="bold"/>
    </style:style>
    <style:style style:name="P210" style:parent-style-name="Normal" style:list-style-name="LFO11" style:family="paragraph">
      <style:paragraph-properties fo:text-align="justify"/>
      <style:text-properties style:font-name="Arial" style:font-name-complex="Arial" style:font-weight-complex="bold"/>
    </style:style>
    <style:style style:name="P211" style:parent-style-name="Normal" style:list-style-name="LFO11" style:family="paragraph">
      <style:paragraph-properties fo:text-align="justify"/>
      <style:text-properties style:font-name="Arial" style:font-name-complex="Arial" style:font-weight-complex="bold"/>
    </style:style>
    <style:style style:name="P212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style:font-weight-complex="bold"/>
    </style:style>
    <style:style style:name="P21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214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style:font-weight-complex="bold" fo:color="#767171" fo:font-size="11pt" style:font-size-asian="11pt" style:font-size-complex="11pt"/>
    </style:style>
    <style:style style:name="P215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style:font-weight-complex="bold" fo:color="#767171" fo:font-size="11pt" style:font-size-asian="11pt" style:font-size-complex="11pt"/>
    </style:style>
    <style:style style:name="P216" style:parent-style-name="Normal" style:family="paragraph">
      <style:paragraph-properties fo:text-align="justify" fo:text-indent="0.25in"/>
      <style:text-properties style:font-name="Arial" style:font-name-complex="Arial" style:font-weight-complex="bold" fo:color="#767171" fo:font-size="11pt" style:font-size-asian="11pt" style:font-size-complex="11pt"/>
    </style:style>
    <style:style style:name="P217" style:parent-style-name="Normal" style:family="paragraph">
      <style:paragraph-properties fo:text-align="justify" fo:text-indent="0.25in"/>
      <style:text-properties style:font-name="Arial" style:font-name-complex="Arial" style:font-weight-complex="bold" fo:color="#767171" fo:font-size="11pt" style:font-size-asian="11pt" style:font-size-complex="11pt"/>
    </style:style>
    <style:style style:name="P218" style:parent-style-name="Normal" style:family="paragraph">
      <style:paragraph-properties fo:text-align="justify" fo:text-indent="0.25in"/>
      <style:text-properties style:font-name="Arial" style:font-name-complex="Arial" style:font-weight-complex="bold" fo:color="#767171" fo:font-size="11pt" style:font-size-asian="11pt" style:font-size-complex="11pt"/>
    </style:style>
    <style:style style:name="P219" style:parent-style-name="Normal" style:family="paragraph">
      <style:paragraph-properties fo:text-align="justify" fo:text-indent="0.25in"/>
      <style:text-properties style:font-name="Arial" style:font-name-complex="Arial" style:font-weight-complex="bold" fo:color="#767171" fo:font-size="11pt" style:font-size-asian="11pt" style:font-size-complex="11pt"/>
    </style:style>
    <style:style style:name="P220" style:parent-style-name="Normal" style:family="paragraph">
      <style:paragraph-properties fo:text-align="justify" fo:text-indent="0.25in"/>
      <style:text-properties style:font-name="Arial" style:font-name-complex="Arial" style:font-weight-complex="bold" fo:color="#767171" fo:font-size="11pt" style:font-size-asian="11pt" style:font-size-complex="11pt"/>
    </style:style>
    <style:style style:name="P221" style:parent-style-name="Normal" style:family="paragraph">
      <style:paragraph-properties fo:text-align="justify" fo:text-indent="0.25in"/>
      <style:text-properties style:font-name="Arial" style:font-name-complex="Arial" style:font-weight-complex="bold" fo:color="#767171" fo:font-size="11pt" style:font-size-asian="11pt" style:font-size-complex="11pt"/>
    </style:style>
    <style:style style:name="P222" style:parent-style-name="Normal" style:family="paragraph">
      <style:paragraph-properties fo:text-align="justify" fo:text-indent="0.25in"/>
      <style:text-properties style:font-name="Arial" style:font-name-complex="Arial" style:font-weight-complex="bold" fo:color="#767171" fo:font-size="11pt" style:font-size-asian="11pt" style:font-size-complex="11pt"/>
    </style:style>
    <style:style style:name="P223" style:parent-style-name="Normal" style:family="paragraph">
      <style:paragraph-properties fo:text-align="justify" fo:text-indent="0.25in"/>
      <style:text-properties style:font-name="Arial" style:font-name-complex="Arial" style:font-weight-complex="bold" fo:color="#767171" fo:font-size="11pt" style:font-size-asian="11pt" style:font-size-complex="11pt"/>
    </style:style>
    <style:style style:name="P224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style:font-weight-complex="bold" fo:color="#767171" fo:font-size="11pt" style:font-size-asian="11pt" style:font-size-complex="11pt"/>
    </style:style>
    <style:style style:name="P225" style:parent-style-name="Normal" style:family="paragraph">
      <style:paragraph-properties fo:text-align="justify" fo:text-indent="0.25in"/>
      <style:text-properties style:font-name="Arial" style:font-name-complex="Arial" style:font-weight-complex="bold" fo:color="#767171" fo:font-size="11pt" style:font-size-asian="11pt" style:font-size-complex="11pt"/>
    </style:style>
    <style:style style:name="P226" style:parent-style-name="Normal" style:family="paragraph">
      <style:paragraph-properties fo:break-before="page" fo:text-align="justify" fo:text-indent="0.25in"/>
    </style:style>
    <style:style style:name="T227" style:parent-style-name="DefaultParagraphFont" style:family="text">
      <style:text-properties style:font-name="Arial" style:font-name-complex="Arial" style:font-style-complex="italic" fo:color="#767171" fo:font-size="14pt" style:font-size-asian="14pt" style:font-size-complex="14pt"/>
    </style:style>
    <style:style style:name="P228" style:parent-style-name="Normal" style:family="paragraph">
      <style:paragraph-properties fo:text-align="justify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22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3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3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3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3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3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3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3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3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3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3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50" style:parent-style-name="Normal" style:family="paragraph">
      <style:paragraph-properties fo:text-align="justify"/>
    </style:style>
    <style:style style:name="T25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5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253" style:parent-style-name="Normal" style:family="paragraph">
      <style:paragraph-properties fo:text-align="justify"/>
    </style:style>
    <style:style style:name="T254" style:parent-style-name="DefaultParagraphFont" style:family="text">
      <style:text-properties style:font-name-complex="Arial"/>
    </style:style>
  </office:automatic-styles>
  <office:body>
    <office:text text:use-soft-page-breaks="true">
      <text:p text:style-name="P1">Library Impact Survey: Interview form<text:s/>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/>
            <text:p text:style-name="P21">Interviewee code:</text:p>
            <text:p text:style-name="P22"/>
          </table:table-cell>
          <table:table-cell table:style-name="TableCell23" table:number-columns-spanned="6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">
          <table:table-cell table:style-name="TableCell26">
            <text:p text:style-name="P27"/>
            <text:p text:style-name="P28">Interviewer’s name:</text:p>
            <text:p text:style-name="P29"/>
          </table:table-cell>
          <table:table-cell table:style-name="TableCell30" table:number-columns-spanned="6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2">
          <table:table-cell table:style-name="TableCell33">
            <text:p text:style-name="P34"/>
            <text:p text:style-name="P35">Date:</text:p>
            <text:p text:style-name="P36"/>
          </table:table-cell>
          <table:table-cell table:style-name="TableCell37" table:number-columns-spanned="2">
            <text:p text:style-name="P38"/>
          </table:table-cell>
          <table:covered-table-cell/>
          <table:table-cell table:style-name="TableCell39" table:number-columns-spanned="2">
            <text:p text:style-name="P40"/>
            <text:p text:style-name="P41">Time:</text:p>
          </table:table-cell>
          <table:covered-table-cell/>
          <table:table-cell table:style-name="TableCell42" table:number-columns-spanned="2">
            <text:p text:style-name="P43"/>
          </table:table-cell>
          <table:covered-table-cell/>
        </table:table-row>
        <table:table-row table:style-name="TableRow44">
          <table:table-cell table:style-name="TableCell45">
            <text:p text:style-name="P46"/>
            <text:p text:style-name="P47">Organisation:</text:p>
            <text:p text:style-name="P48"/>
          </table:table-cell>
          <table:table-cell table:style-name="TableCell49" table:number-columns-spanned="6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/>
            <text:p text:style-name="P54">Method of interview</text:p>
            <text:p text:style-name="P55"/>
          </table:table-cell>
          <table:table-cell table:style-name="TableCell56">
            <text:p text:style-name="P57"/>
            <text:p text:style-name="P58">In person</text:p>
          </table:table-cell>
          <table:table-cell table:style-name="TableCell59" table:number-columns-spanned="2">
            <text:p text:style-name="P60"/>
            <text:p text:style-name="P61">Phone</text:p>
          </table:table-cell>
          <table:covered-table-cell/>
          <table:table-cell table:style-name="TableCell62" table:number-columns-spanned="2">
            <text:p text:style-name="P63"/>
            <text:p text:style-name="P64">Email</text:p>
          </table:table-cell>
          <table:covered-table-cell/>
          <table:table-cell table:style-name="TableCell65">
            <text:p text:style-name="P66"/>
            <text:p text:style-name="P67">Video Conference</text:p>
          </table:table-cell>
        </table:table-row>
      </table:table>
      <text:p text:style-name="P68"/>
      <text:p text:style-name="P69">Check list:</text:p>
      <text:p text:style-name="P70"/>
      <text:list text:style-name="LFO10" text:continue-numbering="true">
        <text:list-item>
          <text:p text:style-name="P71">Introduce yourself<text:s/>with name and job role.</text:p>
        </text:list-item>
        <text:list-item>
          <text:p text:style-name="P72">Thank the interviewee for agreeing to be interviewed. <text:s/></text:p>
        </text:list-item>
        <text:list-item>
          <text:p text:style-name="P73">Explain the purpose of the interview,<text:s/>why they were selected for interview,<text:s/>expected length of time and what to expect from the interview session.<text:s/></text:p>
        </text:list-item>
        <text:list-item>
          <text:p text:style-name="P74">If appropriate, check to see if the participant has received a copy of the questions prior to the interview.</text:p>
        </text:list-item>
        <text:list-item>
          <text:p text:style-name="P75">Ask if they are happy with the arrangement, and if there is anything they wish to clarify.</text:p>
        </text:list-item>
        <text:list-item>
          <text:p text:style-name="P76">Ensure a copy of the consent form is completed (offer a copy to the participant).<text:s text:c="2"/>For phone interviews<text:s/>seek (and document) verbal consent,<text:s/>and<text:s/>ask for a copy to be returned by post.<text:s text:c="2"/>Emphasise the value of attributable quotes in demonstrating the value of<text:s/>Library and Knowledge Services<text:s/>to funders.</text:p>
        </text:list-item>
        <text:list-item>
          <text:p text:style-name="P77">State how you will be recording the interview.</text:p>
        </text:list-item>
        <text:list-item>
          <text:p text:style-name="P78">If acceptable, a transcript of the interview will be sent to them, so they can validate the<text:s/>transcription<text:s/>is accurate.</text:p>
        </text:list-item>
        <text:list-item>
          <text:p text:style-name="P79">Explain that<text:s/>we would like to attribute quotes to them but that if they would prefer their quotes to be anonymous they may state this.</text:p>
        </text:list-item>
        <text:list-item>
          <text:p text:style-name="P80">Explain that they are free to withdraw their consent at any time by contacting the library/interviewer.</text:p>
        </text:list-item>
        <text:list-item>
          <text:p text:style-name="P81">Remember this is a guide –<text:s/>depending on what you are interviewing about<text:s/>you may wish to select questions<text:s/>accordingly</text:p>
        </text:list-item>
      </text:list>
      <text:soft-page-break/>
      <text:p text:style-name="P82">Staff group</text:p>
      <text:p text:style-name="P83"/>
      <text:list text:style-name="LFO7" text:continue-numbering="true">
        <text:list-item>
          <text:p text:style-name="P84">What would you class as your main professional group?</text:p>
        </text:list-item>
      </text:list>
      <text:p text:style-name="P85"/>
      <text:section text:name="Sect1" text:style-name="S1">
        <text:list text:style-name="LFO6" text:continue-numbering="true">
          <text:list-item>
            <text:p text:style-name="P86">Additional Clinical Services</text:p>
          </text:list-item>
          <text:list-item>
            <text:p text:style-name="P87">Administrative &amp; Clerical</text:p>
          </text:list-item>
          <text:list-item>
            <text:p text:style-name="P88">Allied Health Professionals</text:p>
          </text:list-item>
          <text:list-item>
            <text:p text:style-name="P89">Estates &amp; Ancillary</text:p>
          </text:list-item>
          <text:list-item>
            <text:p text:style-name="P90">Healthcare Scientists</text:p>
          </text:list-item>
          <text:list-item>
            <text:p text:style-name="P91">Medical &amp; Dental</text:p>
          </text:list-item>
          <text:list-item>
            <text:p text:style-name="P92">Nursing &amp; Midwifery </text:p>
          </text:list-item>
          <text:list-item>
            <text:p text:style-name="P93">Scientific &amp; Technical</text:p>
          </text:list-item>
          <text:list-item>
            <text:p text:style-name="P94">Students</text:p>
          </text:list-item>
          <text:list-item>
            <text:p text:style-name="P95"><text:span text:style-name="T96">Other</text:span><text:span text:style-name="T97"><text:tab/></text:span><text:span text:style-name="T98">:<text:s/></text:span><text:span text:style-name="T99"><text:s text:c="52"/></text:span></text:p>
          </text:list-item>
        </text:list>
      </text:section>
      <text:section text:name="Sect2" text:style-name="S2">
        <text:p text:style-name="P100"><text:tab/><text:tab/><text:tab/><text:tab/><text:tab/><text:tab/></text:p>
        <text:p text:style-name="P101"/>
        <text:p text:style-name="P102">Service provided</text:p>
        <text:p text:style-name="P103"/>
        <text:p text:style-name="P104"><text:span text:style-name="T105">2</text:span><text:span text:style-name="T106"><text:tab/></text:span><text:span text:style-name="T107">Can I clarify which library &amp; knowledge service you recently used</text:span><text:span text:style-name="T108">?</text:span><text:span text:style-name="T109"><text:s/></text:span></text:p>
        <text:p text:style-name="P110">Prompt:<text:s/>for example current awareness, literature search, study space or multiple services</text:p>
        <text:p text:style-name="P111"/>
        <text:p text:style-name="P112">Note:<text:s/></text:p>
        <text:p text:style-name="P113">If the service used was likely to lead to some kind of provision of information – move to question<text:s/>3</text:p>
        <text:p text:style-name="P114">If the service(s) used was not likely to<text:s/>lead to<text:s/>provision of information e.g.<text:s/>use of study space, contribution to journal club – move<text:s/>to question 5<text:s/></text:p>
        <text:p text:style-name="P115"><text:bookmark-start text:name="Text5"/><text:span text:style-name="T116"><text:text-input text:description="">     </text:text-input></text:span><text:bookmark-end text:name="Text5"/></text:p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>3<text:tab/>Can you briefly describe what the library &amp; knowledge service was requested to do / or what role the member of library &amp; knowledge staff played in the activity?<text:s/><text:s text:c="2"/></text:p>
        <text:p text:style-name="P129">Prompt: what was the topic of the literature search or what did they want to use the information for?</text:p>
        <text:p text:style-name="P130"><text:bookmark-start text:name="Text3"/><text:span text:style-name="T131">     </text:span><text:bookmark-end text:name="Text3"/></text:p>
        <text:p text:style-name="P132"/>
        <text:p text:style-name="P133"/>
        <text:p text:style-name="P134"/>
        <text:p text:style-name="P135"/>
        <text:p text:style-name="P136"/>
        <text:p text:style-name="P137"/>
        <text:soft-page-break/>
        <text:p text:style-name="P138">4<text:tab/>How have you used this information or learning?<text:s/></text:p>
        <text:p text:style-name="P139"/>
        <text:p text:style-name="P140"/>
        <text:p text:style-name="P141"/>
        <text:p text:style-name="P142"/>
        <text:p text:style-name="P143"/>
        <text:p text:style-name="P144"/>
        <text:p text:style-name="P145"/>
        <text:p text:style-name="P146"/>
        <text:p text:style-name="P147"/>
        <text:p text:style-name="P148"/>
        <text:p text:style-name="P149"/>
        <text:p text:style-name="P150"/>
        <text:p text:style-name="P151"/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p text:style-name="P163"/>
        <text:p text:style-name="P164"/>
        <text:p text:style-name="P165">5<text:tab/>Did the information<text:s/>or library service provided help</text:p>
        <text:p text:style-name="P166"/>
        <text:list text:style-name="LFO11" text:continue-numbering="true">
          <text:list-item>
            <text:p text:style-name="P167">Confirm prior knowledge or refresh your memory</text:p>
          </text:list-item>
          <text:list-item>
            <text:p text:style-name="P168">Gain new knowledge</text:p>
          </text:list-item>
          <text:list-item>
            <text:p text:style-name="P169">Generate new ideas</text:p>
          </text:list-item>
          <text:list-item>
            <text:p text:style-name="P170">Update skills</text:p>
          </text:list-item>
          <text:list-item>
            <text:p text:style-name="P171">Gain new skills</text:p>
          </text:list-item>
          <text:list-item>
            <text:p text:style-name="P172">Improve your confidence</text:p>
          </text:list-item>
          <text:list-item>
            <text:p text:style-name="P173">Save your time</text:p>
          </text:list-item>
          <text:list-item>
            <text:p text:style-name="P174">None of the above</text:p>
          </text:list-item>
        </text:list>
        <text:p text:style-name="P175"/>
        <text:p text:style-name="P176"><text:span text:style-name="T177"><text:tab/></text:span><text:span text:style-name="T178">Prompt: <text:s/></text:span><text:span text:style-name="T179">If yes, ask to expand or say how as appropriate</text:span></text:p>
        <text:p text:style-name="P180"><text:tab/>Prompt: If time was saved – How much time? <text:s/>What grade/level of staff? (Consultant/Nurse)</text:p>
        <text:p text:style-name="P181"/>
        <text:p text:style-name="P182"/>
        <text:p text:style-name="P183"/>
        <text:p text:style-name="P184">Quality</text:p>
        <text:p text:style-name="P185"/>
        <text:p text:style-name="P186">6<text:tab/>On a scale of 1-5 (1=low and 5=high)</text:p>
        <text:p text:style-name="P187"><text:tab/>How relevant was the service to your needs?</text:p>
        <text:p text:style-name="P188"><text:span text:style-name="T189"><text:s/></text:span></text:p>
        <text:p text:style-name="P190"/>
        <text:p text:style-name="P191"/>
        <text:p text:style-name="P192">7<text:tab/>Using the same scale 1-5 (1=low and 5=high)</text:p>
        <text:p text:style-name="P193"><text:span text:style-name="T194"><text:tab/>How much time did the service save you?</text:span></text:p>
        <text:p text:style-name="P195"/>
        <text:p text:style-name="P196"/>
        <text:p text:style-name="P197">Contribution to impact</text:p>
        <text:p text:style-name="P198"/>
        <text:p text:style-name="P199">8<text:tab/>Please consider the possible outcomes below and please tell me if this use of<text:s/>library &amp; knowledge service use has contributed to the impact in any way?</text:p>
        <text:p text:style-name="P200"/>
        <text:p text:style-name="P201"><text:span text:style-name="T202">Prompt: If a respondent says there is an impact ask how or why and whether these are current or future impacts</text:span></text:p>
        <text:p text:style-name="P203"/>
        <text:p text:style-name="P204"/>
        <text:list text:style-name="LFO11" text:continue-numbering="true">
          <text:list-item>
            <text:p text:style-name="P205">Contributed to personal or professional development</text:p>
          </text:list-item>
          <text:list-item>
            <text:p text:style-name="P206">Contributed to service development or delivery</text:p>
          </text:list-item>
          <text:list-item>
            <text:p text:style-name="P207">Facilitated collaborative working</text:p>
          </text:list-item>
          <text:list-item>
            <text:p text:style-name="P208">Improved the quality of patient care</text:p>
          </text:list-item>
          <text:list-item>
            <text:p text:style-name="P209">More informed decision making</text:p>
          </text:list-item>
          <text:list-item>
            <text:p text:style-name="P210">Reduced risk or improved safety</text:p>
          </text:list-item>
          <text:list-item>
            <text:p text:style-name="P211">Saved money or contributed to financial effectiveness</text:p>
          </text:list-item>
        </text:list>
        <text:p text:style-name="P212"/>
        <text:p text:style-name="P213"/>
        <text:p text:style-name="P214">Note<text:s/>for questions 7 &amp; 8:<text:s/></text:p>
        <text:p text:style-name="P215">In<text:s/>considering these questions there is particular interest in measurements and estimates of:</text:p>
        <text:p text:style-name="P216"/>
        <text:p text:style-name="P217">- Cost Savings (How much?) Estimates are also valuable as exact figures may not be available</text:p>
        <text:p text:style-name="P218"><text:tab/>It may be possible to calculate for example: Cost saving of intervention x no. of patients per annum</text:p>
        <text:p text:style-name="P219"/>
        <text:p text:style-name="P220">- Time Savings (How much? / How many staff? / What level/grade?)</text:p>
        <text:p text:style-name="P221"/>
        <text:p text:style-name="P222">-<text:s/>Impact on efficiency or quality of care – specifics of what happened as a result of<text:s/>Library and Knowledge Services</text:p>
        <text:p text:style-name="P223"/>
        <text:p text:style-name="P224">These have been identified nationally by high level staff to be most useful for advocacy and in demonstrating the value of<text:s/>Library and Knowledge Services<text:s/></text:p>
        <text:p text:style-name="P225"/>
        <text:soft-page-break/>
        <text:p text:style-name="P226"><text:span text:style-name="T227">Final words</text:span></text:p>
        <text:p text:style-name="P228"/>
        <text:p text:style-name="P229">9<text:tab/>How would you sum up the impact of the service received?</text:p>
        <text:p text:style-name="P230"/>
        <text:p text:style-name="P231"/>
        <text:p text:style-name="P232"/>
        <text:p text:style-name="P233"/>
        <text:p text:style-name="P234"/>
        <text:p text:style-name="P235"/>
        <text:p text:style-name="P236"/>
        <text:p text:style-name="P237"/>
        <text:p text:style-name="P238"/>
        <text:p text:style-name="P239"/>
        <text:p text:style-name="P240"/>
        <text:p text:style-name="P241"/>
        <text:p text:style-name="P242"/>
        <text:p text:style-name="P243"/>
        <text:p text:style-name="P244"/>
        <text:p text:style-name="P245"/>
        <text:p text:style-name="P246"/>
        <text:p text:style-name="P247"/>
        <text:p text:style-name="P248"/>
        <text:p text:style-name="P249"/>
        <text:p text:style-name="P250"><text:span text:style-name="T251">10</text:span><text:span text:style-name="T252"><text:tab/>Is there any other comment you would like to add?</text:span></text:p>
        <text:p text:style-name="P253"><text:bookmark-start text:name="Text4"/><text:span text:style-name="T254"><text:text-input text:description="">     </text:text-input></text:span><text:bookmark-end text:name="Text4"/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decorative" style:font-pitch="variable" svg:panose-1="5 5 1 2 1 7 6 2 5 7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Lucida Grande" svg:font-family="Lucida Grande" style:font-family-generic="system" style:font-pitch="variable" svg:panose-1="2 11 6 0 4 5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utura Md" svg:font-family="Futura Md" style:font-family-generic="swiss" style:font-pitch="variable" svg:panose-1="2 11 6 2 2 2 4 2 3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style:font-name-asian="SimSun" fo:font-size="12pt" style:font-size-asian="12pt" style:font-size-complex="12pt" style:language-asian="ar" style:country-asian="SA" fo:hyphenate="false"/>
    </style:style>
    <style:style style:name="DefaultParagraphFont" style:display-name="Default Paragraph Font" style:family="text"/>
    <style:style style:name="WW8Num1z0" style:display-name="WW8Num1z0" style:family="text">
      <style:text-properties style:font-name="Symbol"/>
    </style:style>
    <style:style style:name="DefaultParagraphFont0" style:display-name="Default Paragraph Font" style:family="text"/>
    <style:style style:name="WW-DefaultParagraphFont" style:display-name="WW-Default Paragraph Font" style:family="text"/>
    <style:style style:name="WW-DefaultParagraphFont1" style:display-name="WW-Default Paragraph Font1" style:family="text"/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BodyText">
      <style:text-properties style:font-name-complex="Tahoma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Tahoma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lourfulListAccent1" style:display-name="Colourful List – Accent 1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lourfulShadingAccent1" style:display-name="Colourful Shading – Accent 1" style:family="paragraph">
      <style:text-properties style:font-name-asian="SimSun" fo:font-size="12pt" style:font-size-asian="12pt" style:font-size-complex="12pt" style:language-asian="ar" style:country-asian="SA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>
      <style:text-properties style:font-name="Lucida Grande" style:font-name-asian="SimSun" style:font-name-complex="Lucida Grande" fo:font-size="9pt" style:font-size-asian="9pt" style:font-size-complex="9pt" style:language-asian="ar" style:country-asian="SA"/>
    </style:style>
    <style:style style:name="CommentReference" style:display-name="Comment Reference" style:family="text">
      <style:text-properties fo:font-size="9pt" style:font-size-asian="9pt" style:font-size-complex="9pt"/>
    </style:style>
    <style:style style:name="CommentText" style:display-name="Comment Text" style:family="paragraph" style:parent-style-name="Normal">
      <style:text-properties fo:hyphenate="false"/>
    </style:style>
    <style:style style:name="CommentTextChar" style:display-name="Comment Text Char" style:family="text">
      <style:text-properties style:font-name-asian="SimSun" fo:font-size="12pt" style:font-size-asian="12pt" style:font-size-complex="12pt" style:language-asian="ar" style:country-asian="SA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font-size="10pt" style:font-size-asian="10pt" style:font-size-complex="10pt" fo:hyphenate="false"/>
    </style:style>
    <style:style style:name="CommentSubjectChar" style:display-name="Comment Subject Char" style:family="text">
      <style:text-properties style:font-name-asian="SimSun" fo:font-weight="bold" style:font-weight-asian="bold" style:font-weight-complex="bold" fo:font-size="12pt" style:font-size-asian="12pt" style:font-size-complex="12pt" style:language-asian="ar" style:country-asian="SA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5LVL1" style:family="text">
      <style:text-properties style:font-name="Symbol" style:font-name-asian="SimSun" style:font-name-complex="Arial" fo:font-size="16pt" style:font-size-asian="16pt" style:font-size-complex="16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font-name-asian="SimSun" style:font-name-complex="Arial" fo:font-size="16pt" style:font-size-asian="16pt" style:font-size-complex="16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 style:use-window-font-color="true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style:use-window-font-color="true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Symbol"/>
    </style:style>
    <style:style style:name="WW_CharLFO12LVL3" style:family="text">
      <style:text-properties style:font-name="Courier New" style:font-name-complex="Courier New"/>
    </style:style>
    <style:style style:name="WW_CharLFO12LVL4" style:family="text">
      <style:text-properties style:font-name="Wingdings"/>
    </style:style>
    <style:style style:name="WW_CharLFO12LVL5" style:family="text">
      <style:text-properties style:font-name="Wingdings"/>
    </style:style>
    <style:style style:name="WW_CharLFO12LVL6" style:family="text">
      <style:text-properties style:font-name="Symbol"/>
    </style:style>
    <style:style style:name="WW_CharLFO12LVL7" style:family="text">
      <style:text-properties style:font-name="Courier New" style:font-name-complex="Courier New"/>
    </style:style>
    <style:style style:name="WW_CharLFO12LVL8" style:family="text">
      <style:text-properties style:font-name="Wingdings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Arial" style:font-name-asian="SimSun" style:font-name-complex="Arial" fo:font-size="11pt" style:font-size-asian="11p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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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2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2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2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2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2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2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2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2" text:style-name="WW_CharLFO1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041in"/>
      </style:header-style>
      <style:footer-style>
        <style:header-footer-properties style:dynamic-spacing="true" fo:min-height="0in"/>
      </style:footer-style>
    </style:page-layout>
    <style:style style:name="P2" style:parent-style-name="Normal" style:family="paragraph">
      <style:paragraph-properties fo:text-align="justify"/>
    </style:style>
    <style:style style:name="T3" style:parent-style-name="DefaultParagraphFont" style:family="text">
      <style:text-properties style:font-name="Futura Md" fo:font-weight="bold" style:font-weight-asian="bold" style:font-weight-complex="bold" fo:font-style="italic" style:font-style-asian="italic" style:font-style-complex="italic"/>
    </style:style>
    <style:style style:name="T4" style:parent-style-name="DefaultParagraphFont" style:family="text">
      <style:text-properties style:font-name="Futura Md" fo:font-weight="bold" style:font-weight-asian="bold" style:font-weight-complex="bold" fo:font-style="italic" style:font-style-asian="italic" style:font-style-complex="italic"/>
    </style:style>
    <style:style style:name="T5" style:parent-style-name="DefaultParagraphFont" style:family="text">
      <style:text-properties style:font-name="Futura Md" style:font-weight-complex="bold" fo:font-style="italic" style:font-style-asian="italic" style:font-style-complex="italic"/>
    </style:style>
    <style:style style:name="T6" style:parent-style-name="DefaultParagraphFont" style:family="text">
      <style:text-properties style:font-name="Futura Md" fo:font-style="italic" style:font-style-asian="italic" style:font-style-complex="italic"/>
    </style:style>
    <style:style style:name="T7" style:parent-style-name="DefaultParagraphFont" style:family="text">
      <style:text-properties style:font-name="Futura Md" fo:font-style="italic" style:font-style-asian="italic" style:font-style-complex="italic"/>
    </style:style>
    <style:style style:name="P8" style:parent-style-name="Footer" style:family="paragraph">
      <style:text-properties style:font-name="Calibri" style:font-name-complex="Calibri"/>
    </style:style>
  </office:automatic-styles>
  <office:master-styles>
    <style:master-page style:name="MP0" style:page-layout-name="PL0">
      <style:header>
        <text:p text:style-name="P2"><text:span text:style-name="T3">B1a</text:span><text:span text:style-name="T4"><text:tab/></text:span><text:span text:style-name="T5">I</text:span><text:span text:style-name="T6">nte</text:span><text:span text:style-name="T7">rviewers record sheet</text:span></text:p>
        <text:p text:style-name="Header"/>
      </style:header>
      <style:footer>
        <text:p text:style-name="P8">November 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ibrary Impact Survey</dc:title>
    <dc:subject/>
    <meta:initial-creator>Mark</meta:initial-creator>
    <dc:creator>phoebe macindoe</dc:creator>
    <meta:creation-date>2021-07-27T11:47:00Z</meta:creation-date>
    <dc:date>2021-07-27T11:47:00Z</dc:date>
    <meta:print-date>2009-02-12T21:47:00Z</meta:print-date>
    <meta:template xlink:href="Normal.dotm" xlink:type="simple"/>
    <meta:editing-cycles>2</meta:editing-cycles>
    <meta:editing-duration>PT0S</meta:editing-duration>
    <meta:document-statistic meta:page-count="6" meta:paragraph-count="9" meta:word-count="687" meta:character-count="4597" meta:row-count="32" meta:non-whitespace-character-count="3919"/>
  </office:meta>
</office:document-meta>
</file>